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Heading_20_3">
      <style:text-properties officeooo:paragraph-rsid="00142af2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Heading_20_1">
      <style:paragraph-properties fo:text-align="end" style:justify-single-word="false"/>
      <style:text-properties style:font-name="Lato Medium" fo:font-size="10pt" fo:font-weight="normal" officeooo:rsid="00142af2" officeooo:paragraph-rsid="00142af2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ource: <text:a xlink:type="simple" xlink:href="https://github.com/IU7Abyss/Functional-Programming-LW/wiki/Рекурсия" text:style-name="Internet_20_link" text:visited-style-name="Visited_20_Internet_20_Link">https://github.com/IU7Abyss/Functional-Programming-LW/wiki/Рекурсия</text:a></text:h>
      <text:h text:style-name="Heading_20_1" text:outline-level="1">Рекурсия</text:h>
      <text:p text:style-name="Text_20_body"><text:span text:style-name="Strong_20_Emphasis">Рекурсия</text:span> - ссылка описываемого объекта самого на себя в процессе описания.</text:p>
      <text:p text:style-name="Text_20_body">Виды рекурсии</text:p>
      <text:list xml:id="list8840154226930072045" text:style-name="L1">
        <text:list-item>
          <text:p text:style-name="P2">Простая рекурсия. Единственный рекурсивный вызов в теле функции. </text:p>
        </text:list-item>
        <text:list-item>
          <text:p text:style-name="P2">Рекурсия второго порядка. Несколько рекурсивные вызовов в теле функции. </text:p>
        </text:list-item>
        <text:list-item>
          <text:p text:style-name="P1">Взаимная рекурсия. </text:p>
        </text:list-item>
      </text:list>
      <text:p text:style-name="Preformatted_20_Text">(defun my_member (el list)</text:p>
      <text:p text:style-name="Preformatted_20_Text"><text:s text:c="2"/>(cond ((null lst) Nil)</text:p>
      <text:p text:style-name="Preformatted_20_Text"><text:s text:c="8"/>((equal el (car lst)) T)</text:p>
      <text:p text:style-name="P4"><text:s text:c="8"/>(T (my-member el '(cdr lst)))))</text:p>
      <text:h text:style-name="Heading_20_2" text:outline-level="2"><text:bookmark text:name="user-content-Классификация"/>Классификация</text:h>
      <text:h text:style-name="P3" text:outline-level="3">Хвостовая рекурсия</text:h>
      <text:p text:style-name="Preformatted_20_Text">(def fun (x)</text:p>
      <text:p text:style-name="Preformatted_20_Text"><text:s text:c="2"/>(cond (end_test1 end-value1)</text:p>
      <text:p text:style-name="Preformatted_20_Text"><text:s text:c="8"/>(end-test2 end-value2)</text:p>
      <text:p text:style-name="P4"><text:s text:c="8"/>(t <text:s/>(fun reduced-x))))</text:p>
      <text:p text:style-name="Text_20_body">Найти первый нечётный элемент, на всех уровнях</text:p>
      <text:p text:style-name="Preformatted_20_Text">(defun first-odd (lst)</text:p>
      <text:p text:style-name="Preformatted_20_Text"><text:s text:c="2"/>(cond ((null lst) Nil)</text:p>
      <text:p text:style-name="Preformatted_20_Text"><text:s text:c="8"/>((odd (first lst)) (first lst))</text:p>
      <text:p text:style-name="Preformatted_20_Text"><text:s text:c="8"/>(T (first-odd (cdr lst)))))</text:p>
      <text:p text:style-name="Preformatted_20_Text"/>
      <text:p text:style-name="Preformatted_20_Text">(defun first (lst)</text:p>
      <text:p text:style-name="Preformatted_20_Text"><text:s text:c="2"/>(cond ((atom lst) lst)</text:p>
      <text:p text:style-name="P4"><text:s text:c="9"/>(T (first (car lst)))))</text:p>
      <text:h text:style-name="Heading_20_3" text:outline-level="3"><text:bookmark text:name="user-content-Дополняемая-рекурсия"/>Дополняемая рекурсия</text:h>
      <text:p text:style-name="Preformatted_20_Text">(defun fun (x)</text:p>
      <text:p text:style-name="Preformatted_20_Text"><text:s text:c="2"/>(cond (test end-value)</text:p>
      <text:p text:style-name="Preformatted_20_Text"><text:s text:c="8"/>(t (add-fun add-value</text:p>
      <text:p text:style-name="P4"><text:s text:c="20"/>(fun changed-x)))))</text:p>
      <text:p text:style-name="Text_20_body">Подсчёт <text:span text:style-name="Source_20_Text">cons</text:span>-ячеек</text:p>
      <text:p text:style-name="Preformatted_20_Text">(defun my-length (lst)</text:p>
      <text:p text:style-name="Preformatted_20_Text"><text:s text:c="2"/>(cond ((null lst) 0)</text:p>
      <text:p text:style-name="Preformatted_20_Text"><text:s text:c="8"/>(t (+ 1</text:p>
      <text:p text:style-name="P4"><text:s text:c="14"/>(my-length (cdr lst))))))</text:p>
      <text:p text:style-name="Text_20_body"><text:soft-page-break/>Сортировка методом вставки (<text:span text:style-name="Source_20_Text">cons</text:span> <text:span text:style-name="Emphasis">дополняемая рекурсия</text:span>)</text:p>
      <text:p text:style-name="Preformatted_20_Text">(defun insert-help (x lst)</text:p>
      <text:p text:style-name="Preformatted_20_Text"><text:s text:c="2"/>(cond ((null lst) (list x))</text:p>
      <text:p text:style-name="Preformatted_20_Text"><text:s text:c="8"/>((&lt;= x (car lst)) (cons x lst))</text:p>
      <text:p text:style-name="Preformatted_20_Text"><text:s text:c="8"/>(T (cons (car lst) </text:p>
      <text:p text:style-name="Preformatted_20_Text"><text:s text:c="17"/>(insert-help x </text:p>
      <text:p text:style-name="Preformatted_20_Text"><text:s text:c="30"/>(cdr lst))))))</text:p>
      <text:p text:style-name="Preformatted_20_Text"/>
      <text:p text:style-name="Preformatted_20_Text">(defun sort-help (lst1 lst2)</text:p>
      <text:p text:style-name="Preformatted_20_Text"><text:s text:c="2"/>(cond ((null lst1) lst2)</text:p>
      <text:p text:style-name="Preformatted_20_Text"><text:s text:c="8"/>(T (sort-help (cdr lst1)</text:p>
      <text:p text:style-name="Preformatted_20_Text"><text:s text:c="22"/>(insert-help (car lst1)</text:p>
      <text:p text:style-name="Preformatted_20_Text"><text:s text:c="35"/>lst2)))))</text:p>
      <text:p text:style-name="Preformatted_20_Text"/>
      <text:p text:style-name="Preformatted_20_Text">(defun sort-ins (lst)</text:p>
      <text:p text:style-name="P4"><text:s text:c="2"/>(sort-help lst ()))</text:p>
      <text:h text:style-name="Heading_20_3" text:outline-level="3"><text:bookmark text:name="user-content-Множественная-рекурсия"/>Множественная рекурсия</text:h>
      <text:p text:style-name="Text_20_body">На одной ветке сразу несколько рекурсивные вызовов (<text:span text:style-name="Source_20_Text">car</text:span>-<text:span text:style-name="Source_20_Text">cdr</text:span> рекурсивная обработка)</text:p>
      <text:p text:style-name="Preformatted_20_Text">(defun fun (x)</text:p>
      <text:p text:style-name="Preformatted_20_Text"><text:s text:c="2"/>(cond (test end-value)</text:p>
      <text:p text:style-name="Preformatted_20_Text"><text:s text:c="8"/>(t (combiner (fun changed1-x)</text:p>
      <text:p text:style-name="P4"><text:s text:c="21"/>(dun changed2-x)))))</text:p>
      <text:p text:style-name="Text_20_body">Найти первое число смешанного списка</text:p>
      <text:p text:style-name="Preformatted_20_Text">(defun first-number (lst)</text:p>
      <text:p text:style-name="Preformatted_20_Text"><text:s text:c="2"/>(cond ((number lst) lst)</text:p>
      <text:p text:style-name="Preformatted_20_Text"><text:s text:c="8"/>((atom lst) nil)</text:p>
      <text:p text:style-name="Preformatted_20_Text"><text:s text:c="8"/>(T (or (first-number (car lst))</text:p>
      <text:p text:style-name="Preformatted_20_Text"><text:s text:c="15"/>(first-number (cdr lst))))))</text:p>
      <text:p text:style-name="Preformatted_20_Text"/>
      <text:p text:style-name="P4">(first-number '((a b) (c 5) t 5)) =&gt; 5</text:p>
      <text:p text:style-name="Preformatted_20_Text">(defun cons-sells (lst)</text:p>
      <text:p text:style-name="Preformatted_20_Text"><text:s text:c="2"/>(if (atom lst) </text:p>
      <text:p text:style-name="Preformatted_20_Text"><text:s text:c="6"/>0</text:p>
      <text:p text:style-name="Preformatted_20_Text"><text:s text:c="6"/>(+ (length lst)</text:p>
      <text:p text:style-name="P4"><text:s text:c="9"/>(reduce #'+ (mapcar #'cons-sells lst)))))</text:p>
      <text:p text:style-name="Preformatted_20_Text">(defun intaone (lst rst)</text:p>
      <text:p text:style-name="Preformatted_20_Text"><text:s text:c="2"/>(cond ((null lst) rst)</text:p>
      <text:p text:style-name="Preformatted_20_Text"><text:s text:c="8"/>((atom lst) (cons lst rst))</text:p>
      <text:p text:style-name="Preformatted_20_Text"><text:s text:c="8"/>(T (abofadfadf (car lst)</text:p>
      <text:p text:style-name="Preformatted_20_Text"><text:s text:c="23"/>(intaone (cdr lst)</text:p>
      <text:p text:style-name="Preformatted_20_Text"><text:s text:c="32"/>rst)))))</text:p>
      <text:p text:style-name="Preformatted_20_Text"/>
      <text:p text:style-name="Preformatted_20_Text">(defun dsafadsgfa (lst)</text:p>
      <text:p text:style-name="P4"><text:s text:c="2"/>(intaone lst ()))</text:p>
      <text:h text:style-name="Heading_20_1" text:outline-level="1"><text:bookmark text:name="user-content-Итерационный-циклы"/><text:soft-page-break/>Итерационный циклы</text:h>
      <text:p text:style-name="Preformatted_20_Text">(dotimes (var-name end-integer [result-form]) </text:p>
      <text:p text:style-name="P4"><text:s text:c="9"/>body)</text:p>
      <text:p text:style-name="Preformatted_20_Text">(dolist (var-name list_reduce [result-form]) </text:p>
      <text:p text:style-name="P4"><text:s text:c="8"/>body)</text:p>
      <text:p text:style-name="Preformatted_20_Text">(do ((var1 int1 [dasdasd])</text:p>
      <text:p text:style-name="Preformatted_20_Text"><text:s text:c="5"/>(var2 int2 [fadsfas])</text:p>
      <text:p text:style-name="Preformatted_20_Text"><text:s text:c="5"/>...</text:p>
      <text:p text:style-name="Preformatted_20_Text"><text:s text:c="5"/>(varN intN [dsafasd]))</text:p>
      <text:p text:style-name="Preformatted_20_Text"><text:s text:c="4"/>(test addition ... additionS)</text:p>
      <text:p text:style-name="P4"><text:s text:c="4"/>body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40:28.795813284</meta:creation-date>
    <dc:date>2018-04-03T23:43:18.949283730</dc:date>
    <meta:editing-duration>PT2M54S</meta:editing-duration>
    <meta:editing-cycles>1</meta:editing-cycles>
    <meta:document-statistic meta:table-count="0" meta:image-count="0" meta:object-count="0" meta:page-count="3" meta:paragraph-count="86" meta:word-count="310" meta:character-count="2605" meta:non-whitespace-character-count="1920"/>
    <meta:generator>LibreOffice/5.2.7.2$Linux_X86_64 LibreOffice_project/20m0$Build-2</meta:generator>
  </office:meta>
</office:document-meta>
</file>